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33333" style:font-name="Times New Roman" fo:font-size="10pt" fo:letter-spacing="normal" fo:font-style="normal" style:font-size-asian="10pt" style:font-size-complex="10pt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3.731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3.969cm" fo:margin-right="0cm" fo:text-indent="0cm" style:auto-text-indent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1.367cm" fo:margin-right="0cm" fo:text-indent="0cm" style:auto-text-indent="false"/>
      <style:text-properties fo:font-variant="normal" fo:text-transform="none" fo:color="#000000" style:font-name="sans-serif" fo:font-size="10pt" fo:letter-spacing="normal" fo:font-style="normal" fo:font-weight="bold" style:font-size-asian="10pt" style:font-weight-asian="bold" style:font-size-complex="10pt" style:font-weight-complex="bold"/>
    </style:style>
    <style:style style:name="P6" style:family="paragraph" style:parent-style-name="Text_20_body" style:list-style-name="L5">
      <style:paragraph-properties fo:margin-left="1.475cm" fo:margin-right="0cm" fo:text-indent="-0.635cm" style:auto-text-indent="false">
        <style:tab-stops/>
      </style:paragraph-properties>
      <style:text-properties fo:font-size="10pt" style:font-size-asian="10pt" style:font-size-complex="10pt"/>
    </style:style>
    <style:style style:name="P7" style:family="paragraph" style:parent-style-name="Preformatted_20_Text">
      <style:paragraph-properties fo:margin-left="3.969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8" style:family="paragraph" style:parent-style-name="Preformatted_20_Text">
      <style:paragraph-properties fo:margin-left="3.969cm" fo:margin-right="0cm" fo:margin-top="0cm" fo:margin-bottom="0.499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9" style:family="paragraph" style:parent-style-name="Heading_20_1" style:list-style-name="L1">
      <style:paragraph-properties fo:margin-left="3.969cm" fo:margin-right="0cm" fo:text-indent="0cm" style:auto-text-indent="false"/>
      <style:text-properties fo:font-variant="normal" fo:text-transform="none" fo:color="#000000" style:font-name="Times New Roman" fo:font-size="10pt" fo:letter-spacing="normal" fo:font-style="normal" style:font-size-asian="10pt" style:font-size-complex="10pt"/>
    </style:style>
    <style:style style:name="P10" style:family="paragraph" style:parent-style-name="Standard" style:list-style-name="L4">
      <style:text-properties fo:font-variant="normal" fo:text-transform="none" fo:color="#0099ff" fo:font-size="10pt" fo:letter-spacing="normal" fo:font-style="normal" fo:font-weight="normal" style:font-size-asian="10pt" style:font-size-complex="10pt"/>
    </style:style>
    <style:style style:name="P11" style:family="paragraph" style:parent-style-name="Standard" style:list-style-name="L1">
      <style:text-properties fo:font-size="10pt" style:font-size-asian="10pt" style:font-size-complex="10pt"/>
    </style:style>
    <style:style style:name="P12" style:family="paragraph" style:parent-style-name="Horizontal_20_Line">
      <style:paragraph-properties fo:margin-left="3.969cm" fo:margin-right="0cm" fo:text-indent="0cm" style:auto-text-indent="false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</text:p>
      <text:list xml:id="list1036349709" text:style-name="L1">
        <text:list-item>
          <text:list>
            <text:list-item>
              <text:list>
                <text:list-item>
                  <text:p text:style-name="P11">Reduce</text:p>
                </text:list-item>
              </text:list>
            </text:list-item>
          </text:list>
          <text:h text:style-name="P9" text:outline-level="1">Task Logs: 'attempt_201310231648_0774_r_000000_0'</text:h>
        </text:list-item>
      </text:list>
      <text:p text:style-name="P4"><text:line-break/><text:line-break/><text:span text:style-name="T1">stdout logs</text:span></text:p>
      <text:p text:style-name="P7">In reducer</text:p>
      <text:p text:style-name="P7">In reduce write to file </text:p>
      <text:p text:style-name="P7">count 1</text:p>
      <text:p text:style-name="P7">Text from Reducer: C45/intermediate0.txt[0 Overcaste Yes 4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2</text:p>
      <text:p text:style-name="P7">Text from Reducer: C45/intermediate0.txt[0 Overcaste Yes 4, </text:p>
      <text:p text:style-name="P7">, 0 Rainy No 2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3</text:p>
      <text:p text:style-name="P7">Text from Reducer: C45/intermediate0.txt[0 Overcaste Yes 4, </text:p>
      <text:p text:style-name="P7">, 0 Rainy No 2, </text:p>
      <text:p text:style-name="P7">, 0 Rainy Yes 3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4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5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6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<text:soft-page-break/>count 7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8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9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0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1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<text:soft-page-break/>, 1 High Yes 1, </text:p>
      <text:p text:style-name="P7">, 1 Hot No 2, </text:p>
      <text:p text:style-name="P7">, 1 Hot Yes 1, </text:p>
      <text:p text:style-name="P7">, 1 Mild No 2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2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3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4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<text:soft-page-break/>count 15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, </text:p>
      <text:p text:style-name="P7">, 2 Normal No 1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6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, </text:p>
      <text:p text:style-name="P7">, 2 Normal No 1, </text:p>
      <text:p text:style-name="P7">, 2 Normal Yes 6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7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, </text:p>
      <text:p text:style-name="P7">, 2 Normal No 1, </text:p>
      <text:p text:style-name="P7">, 2 Normal Yes 6, </text:p>
      <text:p text:style-name="P7">, 3 False No 2]</text:p>
      <text:p text:style-name="P7">file exists:C45/intermediate0.txttrue</text:p>
      <text:p text:style-name="P7">Wrote to file</text:p>
      <text:p text:style-name="P7">In reducer</text:p>
      <text:p text:style-name="P7"><text:soft-page-break/>In reduce write to file </text:p>
      <text:p text:style-name="P7">count 18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, </text:p>
      <text:p text:style-name="P7">, 2 Normal No 1, </text:p>
      <text:p text:style-name="P7">, 2 Normal Yes 6, </text:p>
      <text:p text:style-name="P7">, 3 False No 2, </text:p>
      <text:p text:style-name="P7">, 3 False Yes 6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9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, </text:p>
      <text:p text:style-name="P7">, 2 Normal No 1, </text:p>
      <text:p text:style-name="P7">, 2 Normal Yes 6, </text:p>
      <text:p text:style-name="P7">, 3 False No 2, </text:p>
      <text:p text:style-name="P7">, 3 False Yes 6, </text:p>
      <text:p text:style-name="P7">, 3 True No 3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20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<text:soft-page-break/>, 2 High Yes 3, </text:p>
      <text:p text:style-name="P7">, 2 Normal No 1, </text:p>
      <text:p text:style-name="P7">, 2 Normal Yes 6, </text:p>
      <text:p text:style-name="P7">, 3 False No 2, </text:p>
      <text:p text:style-name="P7">, 3 False Yes 6, </text:p>
      <text:p text:style-name="P7">, 3 True No 3, </text:p>
      <text:p text:style-name="P7">, 3 True Yes 3]</text:p>
      <text:p text:style-name="P7">file exists:C45/intermediate0.txttrue</text:p>
      <text:p text:style-name="P8">Wrote to file</text:p>
      <text:p text:style-name="P12"/>
      <text:p text:style-name="P4"><text:line-break/><text:line-break/><text:span text:style-name="T1">stderr logs</text:span></text:p>
      <text:p text:style-name="P7">SLF4J: Class path contains multiple SLF4J bindings.</text:p>
      <text:p text:style-name="P7">SLF4J: Found binding in [jar:file:/usr/lib/zookeeper/lib/slf4j-log4j12-1.6.1.jar!/org/slf4j/impl/StaticLoggerBinder.class]</text:p>
      <text:p text:style-name="P7">SLF4J: Found binding in [jar:file:/var/lib/hadoop-hdfs/cache/mapred/mapred/local/taskTracker/dataadmin/jobcache/job_201310231648_0774/jars/job.jar!/org/slf4j/impl/StaticLoggerBinder.class]</text:p>
      <text:p text:style-name="P8">SLF4J: See http://www.slf4j.org/codes.html#multiple_bindings for an explanation.</text:p>
      <text:p text:style-name="P12"/>
      <text:p text:style-name="P4"><text:line-break/><text:line-break/><text:span text:style-name="T1">syslog logs</text:span></text:p>
      <text:p text:style-name="P7">2013-12-20 10:58:33,697 WARN mapreduce.Counters: Group org.apache.hadoop.mapred.Task$Counter is deprecated. Use org.apache.hadoop.mapreduce.TaskCounter instead</text:p>
      <text:p text:style-name="P7">2013-12-20 10:58:34,230 WARN org.apache.hadoop.conf.Configuration: session.id is deprecated. Instead, use dfs.metrics.session-id</text:p>
      <text:p text:style-name="P7">2013-12-20 10:58:34,232 INFO org.apache.hadoop.metrics.jvm.JvmMetrics: Initializing JVM Metrics with processName=SHUFFLE, sessionId=</text:p>
      <text:p text:style-name="P7">2013-12-20 10:58:34,655 INFO org.apache.hadoop.util.ProcessTree: setsid exited with exit code 0</text:p>
      <text:p text:style-name="P7">2013-12-20 10:58:34,660 INFO org.apache.hadoop.mapred.Task: <text:s/>Using ResourceCalculatorPlugin : org.apache.hadoop.util.LinuxResourceCalculatorPlugin@78e87fc9</text:p>
      <text:p text:style-name="P7">2013-12-20 10:58:34,706 INFO org.apache.hadoop.mapred.ReduceTask: Using ShuffleConsumerPlugin: org.apache.hadoop.mapred.ReduceTask$ReduceCopier</text:p>
      <text:p text:style-name="P7">2013-12-20 10:58:34,712 INFO org.apache.hadoop.mapred.ReduceTask: ShuffleRamManager: MemoryLimit=130514944, MaxSingleShuffleLimit=32628736</text:p>
      <text:p text:style-name="P7">2013-12-20 10:58:34,720 INFO org.apache.hadoop.mapred.ReduceTask: attempt_201310231648_0774_r_000000_0 Thread started: Thread for merging on-disk files</text:p>
      <text:p text:style-name="P7">2013-12-20 10:58:34,720 INFO org.apache.hadoop.mapred.ReduceTask: attempt_201310231648_0774_r_000000_0 Thread started: Thread <text:soft-page-break/>for merging in memory files</text:p>
      <text:p text:style-name="P7">2013-12-20 10:58:34,720 INFO org.apache.hadoop.mapred.ReduceTask: attempt_201310231648_0774_r_000000_0 Thread waiting: Thread for merging on-disk files</text:p>
      <text:p text:style-name="P7">2013-12-20 10:58:34,722 INFO org.apache.hadoop.mapred.ReduceTask: attempt_201310231648_0774_r_000000_0 Need another 2 map output(s) where 0 is already in progress</text:p>
      <text:p text:style-name="P7">2013-12-20 10:58:34,722 INFO org.apache.hadoop.mapred.ReduceTask: attempt_201310231648_0774_r_000000_0 Thread started: Thread for polling Map Completion Events</text:p>
      <text:p text:style-name="P7">2013-12-20 10:58:34,723 INFO org.apache.hadoop.mapred.ReduceTask: attempt_201310231648_0774_r_000000_0 Scheduled 0 outputs (0 slow hosts and0 dup hosts)</text:p>
      <text:p text:style-name="P7">2013-12-20 10:58:34,728 INFO org.apache.hadoop.mapred.ReduceTask: attempt_201310231648_0774_r_000000_0 Scheduled 1 outputs (0 slow hosts and0 dup hosts)</text:p>
      <text:p text:style-name="P7">2013-12-20 10:58:34,925 INFO org.apache.hadoop.mapred.ReduceTask: attempt_201310231648_0774_r_000000_0 Scheduled 1 outputs (0 slow hosts and0 dup hosts)</text:p>
      <text:p text:style-name="P7">2013-12-20 10:58:34,928 INFO org.apache.hadoop.mapred.ReduceTask: GetMapEventsThread exiting</text:p>
      <text:p text:style-name="P7">2013-12-20 10:58:34,928 INFO org.apache.hadoop.mapred.ReduceTask: getMapsEventsThread joined.</text:p>
      <text:p text:style-name="P7">2013-12-20 10:58:34,928 INFO org.apache.hadoop.mapred.ReduceTask: Closed ram manager</text:p>
      <text:p text:style-name="P7">2013-12-20 10:58:34,928 INFO org.apache.hadoop.mapred.ReduceTask: Interleaved on-disk merge complete: 0 files left.</text:p>
      <text:p text:style-name="P7">2013-12-20 10:58:34,928 INFO org.apache.hadoop.mapred.ReduceTask: In-memory merge complete: 2 files left.</text:p>
      <text:p text:style-name="P7">2013-12-20 10:58:34,994 INFO org.apache.hadoop.mapred.Merger: Merging 2 sorted segments</text:p>
      <text:p text:style-name="P7">2013-12-20 10:58:34,994 INFO org.apache.hadoop.mapred.Merger: Down to the last merge-pass, with 2 segments left of total size: 985 bytes</text:p>
      <text:p text:style-name="P7">2013-12-20 10:58:35,011 INFO org.apache.hadoop.mapred.ReduceTask: Merged 2 segments, 985 bytes to disk to satisfy reduce memory limit</text:p>
      <text:p text:style-name="P7">2013-12-20 10:58:35,012 INFO org.apache.hadoop.mapred.ReduceTask: Merging 1 files, 987 bytes from disk</text:p>
      <text:p text:style-name="P7">2013-12-20 10:58:35,013 INFO org.apache.hadoop.mapred.ReduceTask: Merging 0 segments, 0 bytes from memory into reduce</text:p>
      <text:p text:style-name="P7">2013-12-20 10:58:35,013 INFO org.apache.hadoop.mapred.Merger: Merging 1 sorted segments</text:p>
      <text:p text:style-name="P7">2013-12-20 10:58:35,017 INFO org.apache.hadoop.mapred.Merger: Down to the last merge-pass, with 1 segments left of total size: 983 bytes</text:p>
      <text:p text:style-name="P7">2013-12-20 10:58:35,033 INFO org.mortbay.log: Logging to org.slf4j.impl.Log4jLoggerAdapter(org.mortbay.log) via org.mortbay.log.Slf4jLog</text:p>
      <text:p text:style-name="P7">2013-12-20 10:58:35,127 INFO tech.Reduce: In Reducer</text:p>
      <text:p text:style-name="P7"><text:soft-page-break/>2013-12-20 10:58:35,341 INFO tech.Reduce: In Reducer</text:p>
      <text:p text:style-name="P7">2013-12-20 10:58:35,387 INFO tech.Reduce: In Reducer</text:p>
      <text:p text:style-name="P7">2013-12-20 10:58:35,430 INFO tech.Reduce: In Reducer</text:p>
      <text:p text:style-name="P7">2013-12-20 10:58:35,471 INFO tech.Reduce: In Reducer</text:p>
      <text:p text:style-name="P7">2013-12-20 10:58:35,514 INFO tech.Reduce: In Reducer</text:p>
      <text:p text:style-name="P7">2013-12-20 10:58:35,567 INFO tech.Reduce: In Reducer</text:p>
      <text:p text:style-name="P7">2013-12-20 10:58:35,609 INFO tech.Reduce: In Reducer</text:p>
      <text:p text:style-name="P7">2013-12-20 10:58:35,651 INFO tech.Reduce: In Reducer</text:p>
      <text:p text:style-name="P7">2013-12-20 10:58:35,693 INFO tech.Reduce: In Reducer</text:p>
      <text:p text:style-name="P7">2013-12-20 10:58:35,735 INFO tech.Reduce: In Reducer</text:p>
      <text:p text:style-name="P7">2013-12-20 10:58:35,777 INFO tech.Reduce: In Reducer</text:p>
      <text:p text:style-name="P7">2013-12-20 10:58:35,819 INFO tech.Reduce: In Reducer</text:p>
      <text:p text:style-name="P7">2013-12-20 10:58:36,107 INFO tech.Reduce: In Reducer</text:p>
      <text:p text:style-name="P7">2013-12-20 10:58:36,143 INFO tech.Reduce: In Reducer</text:p>
      <text:p text:style-name="P7">2013-12-20 10:58:36,185 INFO tech.Reduce: In Reducer</text:p>
      <text:p text:style-name="P7">2013-12-20 10:58:36,227 INFO tech.Reduce: In Reducer</text:p>
      <text:p text:style-name="P7">2013-12-20 10:58:36,281 INFO tech.Reduce: In Reducer</text:p>
      <text:p text:style-name="P7">2013-12-20 10:58:36,317 INFO tech.Reduce: In Reducer</text:p>
      <text:p text:style-name="P7">2013-12-20 10:58:36,353 INFO tech.Reduce: In Reducer</text:p>
      <text:p text:style-name="P7">2013-12-20 10:58:36,389 INFO org.apache.hadoop.mapred.Task: Task:attempt_201310231648_0774_r_000000_0 is done. And is in the process of commiting</text:p>
      <text:p text:style-name="P7">2013-12-20 10:58:37,424 INFO org.apache.hadoop.mapred.Task: Task attempt_201310231648_0774_r_000000_0 is allowed to commit now</text:p>
      <text:p text:style-name="P7">2013-12-20 10:58:37,453 INFO org.apache.hadoop.mapred.FileOutputCommitter: Saved output of task 'attempt_201310231648_0774_r_000000_0' to hdfs://10.31.0.35:8020/user/dataadmin/outlookOut0</text:p>
      <text:p text:style-name="P7">2013-12-20 10:58:37,455 INFO org.apache.hadoop.mapred.Task: Task 'attempt_201310231648_0774_r_000000_0' done.</text:p>
      <text:p text:style-name="P8">2013-12-20 10:58:37,458 INFO org.apache.hadoop.mapred.TaskLogsTruncater: Initializing logs' truncater with mapRetainSize=-1 and reduceRetainSize=-1</text:p>
      <text:p text:style-name="P12"/>
      <text:p text:style-name="P4"><text:line-break/></text:p>
      <text:list xml:id="list1871044637" text:style-name="L4">
        <text:list-header>
          <text:p text:style-name="P10"/>
        </text:list-header>
      </text:list>
      <text:p text:style-name="P5"/>
      <text:p text:style-name="P2"><text:line-break/></text:p>
      <text:list xml:id="list329412430" text:style-name="L5">
        <text:list-item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39:52</meta:creation-date>
    <dc:date>2013-12-20T14:40:05</dc:date>
    <meta:editing-duration>P0D</meta:editing-duration>
    <meta:editing-cycles>1</meta:editing-cycles>
    <meta:document-statistic meta:table-count="0" meta:image-count="0" meta:object-count="0" meta:page-count="8" meta:paragraph-count="375" meta:word-count="1890" meta:character-count="11936" meta:non-whitespace-character-count="10199"/>
    <meta:generator>LibreOffice/3.5$Linux_X86_64 LibreOffice_project/350m1$Build-2</meta:generator>
  </office:meta>
</office:document-meta>
</file>